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84dc" officeooo:paragraph-rsid="001c84dc" style:font-size-asian="18pt" style:font-size-complex="18pt"/>
    </style:style>
    <style:style style:name="P2" style:family="paragraph" style:parent-style-name="Standard">
      <style:paragraph-properties fo:break-before="column"/>
      <style:text-properties fo:font-size="18pt" officeooo:rsid="001c84dc" officeooo:paragraph-rsid="001c84dc" style:font-size-asian="18pt" style:font-size-complex="18pt"/>
    </style:style>
    <style:style style:name="P3" style:family="paragraph" style:parent-style-name="Standard">
      <style:text-properties fo:font-size="18pt" officeooo:rsid="001c84dc" officeooo:paragraph-rsid="001c84dc" style:font-size-asian="18pt" style:font-size-complex="18pt"/>
    </style:style>
    <style:style style:name="P4" style:family="paragraph" style:parent-style-name="Standard">
      <style:text-properties fo:font-size="18pt" officeooo:rsid="001cd5f7" officeooo:paragraph-rsid="001cd5f7" style:font-size-asian="18pt" style:font-size-complex="18pt"/>
    </style:style>
    <style:style style:name="Sect1" style:family="section">
      <style:section-properties text:dont-balance-text-columns="tru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--== CUTTING LIST ==--</text:p>
        <text:p text:style-name="P1">THE.GRID 2</text:p>
        <text:p text:style-name="P1">SERIAL CABLES</text:p>
        <text:p text:style-name="P1"/>
        <text:p text:style-name="P1">--- Reel 1 ---</text:p>
        <text:p text:style-name="P1">9.2m<text:tab/>[ ]</text:p>
        <text:p text:style-name="P1">9.2m<text:tab/>[ ]</text:p>
        <text:p text:style-name="P1">9.2m<text:tab/>[ ]</text:p>
        <text:p text:style-name="P1">7.2m<text:tab/>[ ]</text:p>
        <text:p text:style-name="P1">7.2m<text:tab/>[ ]</text:p>
        <text:p text:style-name="P1">5.2m<text:tab/>[ ]</text:p>
        <text:p text:style-name="P1">5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Leftover: 2.8m</text:p>
        <text:p text:style-name="P1"/>
        <text:p text:style-name="P4">Cable Tie Colours:</text:p>
        <text:p text:style-name="P4">3.2m: <text:tab/><text:tab/>purple</text:p>
        <text:p text:style-name="P4">5.2m: <text:tab/><text:tab/>yellow</text:p>
        <text:p text:style-name="P4">7.2m: <text:tab/><text:tab/>orange</text:p>
        <text:p text:style-name="P4">9.2m: <text:tab/><text:tab/>red</text:p>
        <text:p text:style-name="P4">other/spare: <text:tab/>black</text:p>
        <text:p text:style-name="P2">--- Reel 2 ---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3.2m<text:tab/>[ ]</text:p>
        <text:p text:style-name="P1">Leftover: 4.0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6-04-06T23:12:16.058170392</meta:creation-date>
    <meta:printed-by>David Turner</meta:printed-by>
    <meta:print-date>2016-04-06T23:16:53.542647953</meta:print-date>
    <dc:date>2016-04-07T01:07:14.460878784</dc:date>
    <dc:creator>David Turner</dc:creator>
    <meta:editing-duration>PT1H39M41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64" meta:word-count="187" meta:character-count="599" meta:non-whitespace-character-count="468"/>
  </office:meta>
</office:document-meta>
</file>